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reeSerif" svg:font-family="FreeSerif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21pt" style:text-underline-style="solid" style:text-underline-width="auto" style:text-underline-color="font-color" fo:font-weight="bold" officeooo:rsid="00192dc4" officeooo:paragraph-rsid="00192dc4" style:font-size-asian="21pt" style:font-weight-asian="bold" style:font-size-complex="21pt" style:font-weight-complex="bold"/>
    </style:style>
    <style:style style:name="P2" style:family="paragraph" style:parent-style-name="Heading_20_1">
      <style:text-properties fo:color="#000000" loext:opacity="100%" fo:font-weight="bold" officeooo:rsid="001aa4de" officeooo:paragraph-rsid="001aa4de" style:font-weight-asian="bold" style:font-weight-complex="bold"/>
    </style:style>
    <style:style style:name="P3" style:family="paragraph" style:parent-style-name="Heading_20_2">
      <style:text-properties fo:color="#000000" loext:opacity="100%" fo:font-weight="bold" officeooo:rsid="001b9cc3" officeooo:paragraph-rsid="001b9cc3" style:font-weight-asian="bold" style:font-weight-complex="bold"/>
    </style:style>
    <style:style style:name="P4" style:family="paragraph" style:parent-style-name="Preformatted_20_Text">
      <style:paragraph-properties style:writing-mode="lr-tb"/>
    </style:style>
    <style:style style:name="P5" style:family="paragraph" style:parent-style-name="Preformatted_20_Text">
      <style:paragraph-properties fo:margin-top="0cm" fo:margin-bottom="0.499cm" style:contextual-spacing="false" style:writing-mode="lr-tb"/>
    </style:style>
    <style:style style:name="P6" style:family="paragraph" style:parent-style-name="Standard">
      <style:text-properties officeooo:rsid="00192dc4" officeooo:paragraph-rsid="00192dc4"/>
    </style:style>
    <style:style style:name="P7" style:family="paragraph" style:parent-style-name="Standard">
      <style:text-properties fo:color="#c9211e" loext:opacity="100%" officeooo:rsid="00192dc4" officeooo:paragraph-rsid="00192dc4"/>
    </style:style>
    <style:style style:name="P8" style:family="paragraph" style:parent-style-name="Standard">
      <style:text-properties fo:color="#000000" loext:opacity="100%" officeooo:rsid="00192dc4" officeooo:paragraph-rsid="00192dc4"/>
    </style:style>
    <style:style style:name="P9" style:family="paragraph" style:parent-style-name="Standard">
      <style:text-properties fo:color="#000000" loext:opacity="100%" fo:font-weight="bold" officeooo:rsid="001aa4de" officeooo:paragraph-rsid="001aa4de" style:font-weight-asian="bold" style:font-weight-complex="bold"/>
    </style:style>
    <style:style style:name="P10" style:family="paragraph" style:parent-style-name="Standard">
      <style:text-properties fo:color="#000000" loext:opacity="100%" fo:font-weight="bold" officeooo:rsid="001b9cc3" officeooo:paragraph-rsid="001b9cc3" style:font-weight-asian="bold" style:font-weight-complex="bold"/>
    </style:style>
    <style:style style:name="P11" style:family="paragraph" style:parent-style-name="Text_20_body" style:list-style-name="L1"/>
    <style:style style:name="P12" style:family="paragraph" style:parent-style-name="Text_20_body" style:list-style-name="L2"/>
    <style:style style:name="P13" style:family="paragraph" style:parent-style-name="Text_20_body">
      <style:text-properties officeooo:rsid="001b9cc3" officeooo:paragraph-rsid="001b9cc3"/>
    </style:style>
    <style:style style:name="T1" style:family="text">
      <style:text-properties officeooo:rsid="001b9cc3"/>
    </style:style>
    <style:style style:name="T2" style:family="text">
      <style:text-properties officeooo:rsid="001bc1d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6">In react there is an issue if error occur at any level of you code <text:s/>and no matter what kind or error it is whole your application will crash;</text:p>
      <text:p text:style-name="P6"/>
      <text:p text:style-name="P6">that’s why it must be important to implement error boundary in your react application .</text:p>
      <text:p text:style-name="P6"/>
      <text:p text:style-name="P6"/>
      <text:p text:style-name="P6">HOW TO ACHIEVE ERROR BOUNDARY ?</text:p>
      <text:p text:style-name="P6"/>
      <text:p text:style-name="P7">Note--&gt; you cant acieve error boundary by using functional component , so it’s must be importan that you use class component for handling errors;</text:p>
      <text:p text:style-name="P6"/>
      <text:p text:style-name="P6"/>
      <text:p text:style-name="P8">import React from "react";</text:p>
      <text:p text:style-name="P8"/>
      <text:p text:style-name="P8">class ErrorBoundaryofFrontEndMaster extends React.Component {</text:p>
      <text:p text:style-name="P8"/>
      <text:p text:style-name="P8"><text:s text:c="2"/>constructor(props) {</text:p>
      <text:p text:style-name="P8"><text:s text:c="4"/>super(props);</text:p>
      <text:p text:style-name="P8"><text:s text:c="4"/>this.state = { hasError: false, error: null };</text:p>
      <text:p text:style-name="P8"><text:s text:c="2"/>}</text:p>
      <text:p text:style-name="P8"/>
      <text:p text:style-name="P8"><text:s text:c="2"/>//* 1 now i implement lifecycle method of react that is specifcally create to handle errors</text:p>
      <text:p text:style-name="P8"/>
      <text:p text:style-name="P8"><text:s text:c="2"/>static getDerivedStateFromError(error) {</text:p>
      <text:p text:style-name="P8"><text:s text:c="4"/>//* 2 it will call immediately if any error occur in any component of react</text:p>
      <text:p text:style-name="P8"><text:s text:c="4"/>//* <text:s text:c="3"/>and iske pass ek error object aata hai related to that error</text:p>
      <text:p text:style-name="P8"/>
      <text:p text:style-name="P8"><text:s text:c="4"/>return { hasError: true, error };</text:p>
      <text:p text:style-name="P8"><text:s text:c="4"/>//* 3 here i make hasError true and error ko state me store kiya</text:p>
      <text:p text:style-name="P8"><text:s text:c="2"/>}</text:p>
      <text:p text:style-name="P8"/>
      <text:p text:style-name="P8"><text:s text:c="2"/>componentDidCatch(error, errorInfo) {</text:p>
      <text:p text:style-name="P8"/>
      <text:p text:style-name="P8"><text:s text:c="4"/>// getDerivedStateFromError lifecycle method ka use sirf</text:p>
      <text:p text:style-name="P8"><text:s text:c="4"/>// state update ke liye hota hai (no side effects allowed)</text:p>
      <text:p text:style-name="P8"/>
      <text:p text:style-name="P8"><text:s text:c="4"/>// but agar hume errors track karne hain ya</text:p>
      <text:p text:style-name="P8"><text:s text:c="4"/>// server pe bhejna hai (analytics / logging),</text:p>
      <text:p text:style-name="P8"><text:s text:c="4"/>// to ye lifecycle method use hota hai</text:p>
      <text:p text:style-name="P8"/>
      <text:p text:style-name="P8"><text:s text:c="4"/>// it contain two things:</text:p>
      <text:p text:style-name="P8"><text:s text:c="4"/>// a) error object</text:p>
      <text:p text:style-name="P8"><text:s text:c="4"/>// b) errorInfo (component stack trace)</text:p>
      <text:p text:style-name="P8"/>
      <text:p text:style-name="P8"><text:s text:c="4"/>console.log("Error:", error);</text:p>
      <text:p text:style-name="P8"><text:s text:c="4"/>console.log("Error Info:", errorInfo);</text:p>
      <text:p text:style-name="P8"><text:s text:c="4"/>// server related things (Sentry, LogRocket, etc.)</text:p>
      <text:p text:style-name="P8"><text:s text:c="2"/>}</text:p>
      <text:p text:style-name="P8"/>
      <text:p text:style-name="P8"><text:soft-page-break/><text:s text:c="2"/>render() {</text:p>
      <text:p text:style-name="P8"><text:s text:c="4"/>//* 4 render function jsx return karta hai</text:p>
      <text:p text:style-name="P8"/>
      <text:p text:style-name="P8"><text:s text:c="4"/>if (this.state.hasError) {</text:p>
      <text:p text:style-name="P8"><text:s text:c="6"/>return (</text:p>
      <text:p text:style-name="P8"><text:s text:c="8"/>&lt;div&gt;</text:p>
      <text:p text:style-name="P8"><text:s text:c="10"/>&lt;h1&gt;{this.state.error?.message}&lt;/h1&gt;</text:p>
      <text:p text:style-name="P8"><text:s text:c="10"/>&lt;button&gt;</text:p>
      <text:p text:style-name="P8"><text:s text:c="12"/>Try again</text:p>
      <text:p text:style-name="P8"><text:s text:c="10"/>&lt;/button&gt;</text:p>
      <text:p text:style-name="P8"><text:s text:c="10"/>{/* it must be actionable */}</text:p>
      <text:p text:style-name="P8"><text:s text:c="8"/>&lt;/div&gt;</text:p>
      <text:p text:style-name="P8"><text:s text:c="6"/>);</text:p>
      <text:p text:style-name="P8"><text:s text:c="4"/>}</text:p>
      <text:p text:style-name="P8"/>
      <text:p text:style-name="P8"><text:s text:c="4"/>//* 5 error boundary wrapper ke andar jo bhi component hoga</text:p>
      <text:p text:style-name="P8"><text:s text:c="4"/>//* <text:s text:c="3"/>wahi this.props.children hoga</text:p>
      <text:p text:style-name="P8"/>
      <text:p text:style-name="P8"><text:s text:c="4"/>return this.props.children;</text:p>
      <text:p text:style-name="P8"><text:s text:c="2"/>}</text:p>
      <text:p text:style-name="P8">}</text:p>
      <text:p text:style-name="P8"/>
      <text:p text:style-name="P8">export default ErrorBoundaryofFrontEndMaster;</text:p>
      <text:p text:style-name="P8"/>
      <text:p text:style-name="P8"/>
      <text:p text:style-name="P8"/>
      <text:p text:style-name="P9">flow of code </text:p>
      <text:p text:style-name="P9"/>
      <text:p text:style-name="P9"/>
      <text:h text:style-name="P2" text:outline-level="1">🔥 EXACT STEP-BY-STEP FLOW (FROM ZERO)</text:h>
      <text:p text:style-name="Horizontal_20_Line"/>
      <text:h text:style-name="Heading_20_2" text:outline-level="2">🟢 STEP 1: React starts rendering children</text:h>
      <text:p text:style-name="Text_20_body">React tries to render:</text:p>
      <text:p text:style-name="P5"><text:span text:style-name="Source_20_Text">&lt;SomeComponent /&gt;</text:span></text:p>
      <text:p text:style-name="Text_20_body">During render, this happens inside it:</text:p>
      <text:p text:style-name="P5"><text:span text:style-name="Source_20_Text">throw new Error("Something broke");</text:span></text:p>
      <text:p text:style-name="Text_20_body">💥 <text:span text:style-name="Strong_20_Emphasis">Error occurs</text:span></text:p>
      <text:p text:style-name="Horizontal_20_Line"/>
      <text:h text:style-name="Heading_20_2" text:outline-level="2"><text:soft-page-break/>🔴 STEP 2: React STOPS rendering immediately</text:h>
      <text:list xml:id="list2602356492" text:style-name="L1">
        <text:list-item>
          <text:p text:style-name="P11">React does <text:span text:style-name="Strong_20_Emphasis">not</text:span> continue rendering</text:p>
        </text:list-item>
        <text:list-item>
          <text:p text:style-name="P11">React does <text:span text:style-name="Strong_20_Emphasis">not</text:span> crash the whole app</text:p>
        </text:list-item>
        <text:list-item>
          <text:p text:style-name="P11">React starts <text:span text:style-name="Strong_20_Emphasis">error handling phase</text:span></text:p>
        </text:list-item>
      </text:list>
      <text:p text:style-name="Horizontal_20_Line"/>
      <text:h text:style-name="Heading_20_2" text:outline-level="2">🔵 STEP 3: React looks UP the component tree</text:h>
      <text:p text:style-name="Text_20_body">React checks parent components one by one:</text:p>
      <text:p text:style-name="Quotations">“Is there any class component that can handle errors?”</text:p>
      <text:p text:style-name="Text_20_body">It finds:</text:p>
      <text:p text:style-name="P4"><text:span text:style-name="Source_20_Text">static getDerivedStateFromError</text:span></text:p>
      <text:p text:style-name="P5"><text:span text:style-name="Source_20_Text">componentDidCatch</text:span></text:p>
      <text:p text:style-name="Text_20_body">👉 React says: <text:span text:style-name="Strong_20_Emphasis">THIS is an Error Boundary</text:span></text:p>
      <text:p text:style-name="Horizontal_20_Line"/>
      <text:h text:style-name="Heading_20_2" text:outline-level="2">🟠 STEP 4: <text:span text:style-name="Source_20_Text">getDerivedStateFromError</text:span> runs FIRST</text:h>
      <text:p text:style-name="P4"><text:span text:style-name="Source_20_Text">static getDerivedStateFromError(error) {</text:span></text:p>
      <text:p text:style-name="P4"><text:span text:style-name="Source_20_Text"><text:s text:c="2"/>console.log(error, "ASFasfdsdf");</text:span></text:p>
      <text:p text:style-name="P4"><text:span text:style-name="Source_20_Text"><text:s text:c="2"/>return { hasError: true, error };</text:span></text:p>
      <text:p text:style-name="P5"><text:span text:style-name="Source_20_Text">}</text:span></text:p>
      <text:p text:style-name="Text_20_body">What happens:</text:p>
      <text:list xml:id="list1134981314" text:style-name="L2">
        <text:list-item>
          <text:p text:style-name="P12"><text:span text:style-name="Source_20_Text">error</text:span> = thrown Error object</text:p>
        </text:list-item>
        <text:list-item>
          <text:p text:style-name="P12">React <text:span text:style-name="Strong_20_Emphasis">updates state internally</text:span></text:p>
        </text:list-item>
        <text:list-item>
          <text:p text:style-name="P12">New state becomes:</text:p>
        </text:list-item>
      </text:list>
      <text:p text:style-name="P4"><text:span text:style-name="Source_20_Text">{</text:span></text:p>
      <text:p text:style-name="P4"><text:span text:style-name="Source_20_Text"><text:s text:c="2"/>hasError: true,</text:span></text:p>
      <text:p text:style-name="P4"><text:span text:style-name="Source_20_Text"><text:s text:c="2"/>error: Error("Something broke")</text:span></text:p>
      <text:p text:style-name="P5"><text:span text:style-name="Source_20_Text">}</text:span></text:p>
      <text:p text:style-name="Text_20_body">⚠️ React does NOT re-render children anymore</text:p>
      <text:p text:style-name="Horizontal_20_Line"/>
      <text:h text:style-name="Heading_20_2" text:outline-level="2">🟣 STEP 5: React calls <text:span text:style-name="Source_20_Text">render()</text:span> again</text:h>
      <text:p text:style-name="Text_20_body">Now render sees:</text:p>
      <text:p text:style-name="P5"><text:span text:style-name="Source_20_Text">this.state.hasError === true</text:span></text:p>
      <text:p text:style-name="Text_20_body"><text:soft-page-break/>So this block runs:</text:p>
      <text:p text:style-name="P4"><text:span text:style-name="Source_20_Text">&lt;div&gt;</text:span></text:p>
      <text:p text:style-name="P4"><text:span text:style-name="Source_20_Text"><text:s text:c="2"/>&lt;h1&gt;Something broke&lt;/h1&gt;</text:span></text:p>
      <text:p text:style-name="P4"><text:span text:style-name="Source_20_Text"><text:s text:c="2"/>&lt;button&gt;Try again&lt;/button&gt;</text:span></text:p>
      <text:p text:style-name="P5"><text:span text:style-name="Source_20_Text">&lt;/div&gt;</text:span></text:p>
      <text:p text:style-name="Text_20_body">✔ Error UI appears<text:line-break/>✔ Child component is skipped<text:line-break/>✔ App stays alive</text:p>
      <text:p text:style-name="Horizontal_20_Line"/>
      <text:h text:style-name="Heading_20_2" text:outline-level="2">🟡 STEP 6: <text:span text:style-name="Source_20_Text">componentDidCatch</text:span> runs LAST</text:h>
      <text:p text:style-name="P4"><text:span text:style-name="Source_20_Text">componentDidCatch(error, errorInfo) {</text:span></text:p>
      <text:p text:style-name="P4"><text:span text:style-name="Source_20_Text"><text:s text:c="2"/>console.log("Afsfsd", error);</text:span></text:p>
      <text:p text:style-name="P4"><text:span text:style-name="Source_20_Text"><text:s text:c="2"/>console.log("ASdfdf", errorInfo);</text:span></text:p>
      <text:p text:style-name="P5"><text:span text:style-name="Source_20_Text">}</text:span></text:p>
      <text:p text:style-name="Text_20_body">This runs <text:span text:style-name="Strong_20_Emphasis">after UI is shown</text:span></text:p>
      <text:p text:style-name="P9"/>
      <text:p text:style-name="P9"/>
      <text:p text:style-name="P9"/>
      <text:p text:style-name="P9"/>
      <text:p text:style-name="P10">THIS IS THE POWER OF ERROR BOUDARY YOU CAN WRAP YOUR SPECIFIC COMPONENT INSIDE IT , IF ERROR OCCURED THAT COMPNETN ONLY THROW EROOR BAKI SAB PERFECTLY KAAM KREGA </text:p>
      <text:p text:style-name="P10"/>
      <text:p text:style-name="P10"/>
      <text:p text:style-name="P10">IF AAP GLOBAL LABEL PAI WRAPPING KRTE HO ERROR CLASS KI IN (MAIN.JSX) TO ONLY YOU SEE ON UI <text:s/>ERROR THAT OCCURED BAKI SARE COMPONENT GAYAB HO JAYENGE 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3" text:outline-level="2">✅ ErrorBoundary ONLY catches:</text:h>
      <text:p text:style-name="Text_20_body">✔ runtime errors<text:line-break/>✔ errors during render<text:line-break/>✔ errors in lifecycle methods<text:span text:style-name="T1">(HOOKS)</text:span></text:p>
      <text:p text:style-name="Text_20_body"><text:s/><text:span text:style-name="T1">CRASH HAPPEND </text:span></text:p>
      <text:p text:style-name="Horizontal_20_Line"/>
      <text:h text:style-name="Heading_20_2" text:outline-level="2"><text:soft-page-break/>❌ ErrorBoundary CANNOT catch:</text:h>
      <text:p text:style-name="Text_20_body">❌ syntax errors<text:line-break/>❌ build-time errors<text:line-break/>❌ module import errors</text:p>
      <text:p text:style-name="Text_20_body"><text:s text:c="4"/><text:span text:style-name="T1">INSIDE EVENT HANDLERS</text:span></text:p>
      <text:p text:style-name="Text_20_body"><text:s text:c="4"/><text:span text:style-name="T1">INSIDE SETTIMEOUTS</text:span></text:p>
      <text:p text:style-name="P13"><text:s text:c="4"/>INSIDE ASYNC CODE </text:p>
      <text:p text:style-name="P13"/>
      <text:p text:style-name="P13"><text:s/><text:span text:style-name="T2">for this kind of error we can use custom hooks </text:span></text:p>
      <text:p text:style-name="P13"/>
      <text:p text:style-name="P13"/>
      <text:p text:style-name="P13">NOW THE BEST METHOD THAT WE CAN USE THAT IS </text:p>
      <text:p text:style-name="P13">react error boundary (npm)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reeSerif" svg:font-family="FreeSerif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21pt" style:text-underline-style="solid" style:text-underline-width="auto" style:text-underline-color="font-color" fo:font-weight="bold" officeooo:rsid="00192dc4" officeooo:paragraph-rsid="00192dc4" style:font-size-asian="21pt" style:font-weight-asian="bold" style:font-size-complex="21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30T16:19:03.482095338</meta:creation-date>
    <meta:generator>LibreOffice/7.3.7.2$Linux_X86_64 LibreOffice_project/30$Build-2</meta:generator>
    <dc:date>2025-12-30T18:41:22.877217887</dc:date>
    <meta:editing-duration>PT39M57S</meta:editing-duration>
    <meta:editing-cycles>1</meta:editing-cycles>
    <meta:document-statistic meta:table-count="0" meta:image-count="0" meta:object-count="0" meta:page-count="5" meta:paragraph-count="110" meta:word-count="616" meta:character-count="4012" meta:non-whitespace-character-count="3278"/>
  </office:meta>
</office:document-meta>
</file>